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عادي" style:master-page-name="MP0" style:family="paragraph">
      <style:paragraph-properties fo:break-before="page" fo:text-align="center"/>
    </style:style>
    <style:style style:name="T2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n" fo:country="GB"/>
    </style:style>
    <style:style style:name="T3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4" style:parent-style-name="خطالفقرةالافتراضي" style:family="text">
      <style:text-properties fo:font-size="8pt" style:font-size-asian="8pt" style:font-size-complex="8pt" fo:language="en" fo:country="GB"/>
    </style:style>
    <style:style style:name="P5" style:parent-style-name="عادي" style:family="paragraph">
      <style:paragraph-properties fo:text-align="center"/>
    </style:style>
    <style:style style:name="T6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en" fo:country="GB"/>
    </style:style>
    <style:style style:name="T7" style:parent-style-name="خطالفقرةالافتراضي" style:family="text">
      <style:text-properties fo:font-size="8pt" style:font-size-asian="8pt" style:font-size-complex="8pt" fo:language="en" fo:country="GB"/>
    </style:style>
    <style:style style:name="P8" style:parent-style-name="عادي" style:family="paragraph">
      <style:paragraph-properties fo:text-align="center" style:writing-mode="lr-tb" fo:line-height="200%"/>
    </style:style>
    <style:style style:name="T9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0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11" style:parent-style-name="خطالفقرةالافتراضي" style:family="text">
      <style:text-properties fo:font-size="8pt" style:font-size-asian="8pt" style:font-size-complex="8pt" fo:language="fr" fo:country="FR"/>
    </style:style>
    <style:style style:name="T12" style:parent-style-name="Hyperlink" style:family="text">
      <style:text-properties style:use-window-font-color="true" fo:font-size="8pt" style:font-size-asian="8pt" style:font-size-complex="8pt" style:text-underline-type="none" fo:language="fr" fo:country="FR"/>
    </style:style>
    <style:style style:name="T13" style:parent-style-name="خطالفقرةالافتراضي" style:family="text">
      <style:text-properties fo:font-size="8pt" style:font-size-asian="8pt" style:font-size-complex="8pt" fo:language="fr" fo:country="FR"/>
    </style:style>
    <style:style style:name="T14" style:parent-style-name="خطالفقرةالافتراضي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5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fr" fo:country="FR"/>
    </style:style>
    <style:style style:name="T16" style:parent-style-name="خطالفقرةالافتراضي" style:family="text">
      <style:text-properties fo:font-size="8pt" style:font-size-asian="8pt" style:font-size-complex="8pt" fo:language="fr" fo:country="FR"/>
    </style:style>
    <style:style style:name="P17" style:parent-style-name="سردالفقرات" style:list-style-name="LFO3" style:family="paragraph">
      <style:paragraph-properties style:writing-mode="lr-tb" fo:line-height="200%"/>
    </style:style>
    <style:style style:name="T18" style:parent-style-name="خطالفقرةالافتراضي" style:family="text">
      <style:text-properties fo:font-weight="bold" style:font-weight-asian="bold" style:font-weight-complex="bold" fo:font-size="9pt" style:font-size-asian="9pt" style:font-size-complex="9pt"/>
    </style:style>
    <style:style style:name="T19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T20" style:parent-style-name="خطالفقرةالافتراضي" style:family="text">
      <style:text-properties fo:font-size="8pt" style:font-size-asian="8pt" style:font-size-complex="8pt"/>
    </style:style>
    <style:style style:name="P21" style:parent-style-name="عادي" style:family="paragraph">
      <style:paragraph-properties style:writing-mode="lr-tb" fo:line-height="200%" fo:margin-left="0.25in">
        <style:tab-stops/>
      </style:paragraph-properties>
      <style:text-properties fo:font-size="8pt" style:font-size-asian="8pt" style:font-size-complex="8pt"/>
    </style:style>
    <style:style style:name="P22" style:parent-style-name="عادي" style:family="paragraph">
      <style:paragraph-properties style:writing-mode="lr-tb" fo:line-height="200%"/>
      <style:text-properties fo:font-size="8pt" style:font-size-asian="8pt" style:font-size-complex="8pt"/>
    </style:style>
    <style:style style:name="P23" style:parent-style-name="عادي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style:writing-mode="lr-tb" fo:line-height="200%"/>
      <style:text-properties fo:font-size="8pt" style:font-size-asian="8pt" style:font-size-complex="8pt"/>
    </style:style>
    <style:style style:name="P24" style:parent-style-name="سردالفقرات" style:list-style-name="LFO3" style:family="paragraph">
      <style:paragraph-properties style:writing-mode="lr-tb" fo:line-height="200%"/>
    </style:style>
    <style:style style:name="T25" style:parent-style-name="خطالفقرةالافتراضي" style:family="text">
      <style:text-properties fo:font-weight="bold" style:font-weight-asian="bold" style:font-weight-complex="bold" fo:font-size="9pt" style:font-size-asian="9pt" style:font-size-complex="9pt"/>
    </style:style>
    <style:style style:name="T26" style:parent-style-name="خطالفقرةالافتراضي" style:family="text">
      <style:text-properties fo:font-weight="bold" style:font-weight-asian="bold" style:font-weight-complex="bold" fo:font-size="8pt" style:font-size-asian="8pt" style:font-size-complex="8pt"/>
    </style:style>
    <style:style style:name="P27" style:parent-style-name="عادي" style:family="paragraph">
      <style:paragraph-properties style:writing-mode="lr-tb" fo:line-height="200%"/>
      <style:text-properties fo:font-size="8pt" style:font-size-asian="8pt" style:font-size-complex="8pt"/>
    </style:style>
    <style:style style:name="P28" style:parent-style-name="عادي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style:writing-mode="lr-tb" fo:line-height="200%"/>
      <style:text-properties fo:font-size="8pt" style:font-size-asian="8pt" style:font-size-complex="8pt"/>
    </style:style>
    <style:style style:name="P29" style:parent-style-name="سردالفقرات" style:list-style-name="LFO3" style:family="paragraph">
      <style:paragraph-properties style:writing-mode="lr-tb" fo:line-height="200%"/>
    </style:style>
    <style:style style:name="T30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31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32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/>
    </style:style>
    <style:style style:name="P33" style:parent-style-name="سردالفقرات" style:list-style-name="LFO1" style:family="paragraph">
      <style:paragraph-properties style:writing-mode="lr-tb" fo:line-height="200%"/>
    </style:style>
    <style:style style:name="T34" style:parent-style-name="خطالفقرةالافتراضي" style:family="text">
      <style:text-properties fo:font-size="8pt" style:font-size-asian="8pt" style:font-size-complex="8pt"/>
    </style:style>
    <style:style style:name="T35" style:parent-style-name="خطالفقرةالافتراضي" style:family="text">
      <style:text-properties fo:font-size="8pt" style:font-size-asian="8pt" style:font-size-complex="8pt"/>
    </style:style>
    <style:style style:name="T36" style:parent-style-name="خطالفقرةالافتراضي" style:family="text">
      <style:text-properties fo:font-size="8pt" style:font-size-asian="8pt" style:font-size-complex="8pt"/>
    </style:style>
    <style:style style:name="T37" style:parent-style-name="خطالفقرةالافتراضي" style:family="text">
      <style:text-properties fo:font-size="8pt" style:font-size-asian="8pt" style:font-size-complex="8pt"/>
    </style:style>
    <style:style style:name="T38" style:parent-style-name="خطالفقرةالافتراضي" style:family="text">
      <style:text-properties fo:font-size="8pt" style:font-size-asian="8pt" style:font-size-complex="8pt"/>
    </style:style>
    <style:style style:name="T39" style:parent-style-name="خطالفقرةالافتراضي" style:family="text">
      <style:text-properties fo:font-size="8pt" style:font-size-asian="8pt" style:font-size-complex="8pt" fo:language="en" fo:country="GB"/>
    </style:style>
    <style:style style:name="T40" style:parent-style-name="خطالفقرةالافتراضي" style:family="text">
      <style:text-properties fo:font-size="8pt" style:font-size-asian="8pt" style:font-size-complex="8pt" fo:language="en" fo:country="GB"/>
    </style:style>
    <style:style style:name="P41" style:parent-style-name="عادي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style:writing-mode="lr-tb" fo:line-height="200%"/>
      <style:text-properties fo:font-size="8pt" style:font-size-asian="8pt" style:font-size-complex="8pt" fo:language="en" fo:country="GB"/>
    </style:style>
    <style:style style:name="P42" style:parent-style-name="سردالفقرات" style:list-style-name="LFO3" style:family="paragraph">
      <style:paragraph-properties style:writing-mode="lr-tb" fo:line-height="200%"/>
    </style:style>
    <style:style style:name="T43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44" style:parent-style-name="خطالفقرةالافتراضي" style:family="text">
      <style:text-properties fo:font-weight="bold" style:font-weight-asian="bold" style:font-weight-complex="bold" fo:font-size="8pt" style:font-size-asian="8pt" style:font-size-complex="8pt" fo:language="en" fo:country="GB"/>
    </style:style>
    <style:style style:name="P45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6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7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8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49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50" style:parent-style-name="سردالفقرات" style:list-style-name="LFO1" style:family="paragraph">
      <style:paragraph-properties style:writing-mode="lr-tb" fo:line-height="200%"/>
      <style:text-properties fo:font-size="8pt" style:font-size-asian="8pt" style:font-size-complex="8pt" fo:language="en" fo:country="GB"/>
    </style:style>
    <style:style style:name="P51" style:parent-style-name="عادي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style:writing-mode="lr-tb" fo:line-height="200%"/>
      <style:text-properties fo:font-size="8pt" style:font-size-asian="8pt" style:font-size-complex="8pt" fo:language="en" fo:country="GB"/>
    </style:style>
    <style:style style:name="P52" style:parent-style-name="سردالفقرات" style:list-style-name="LFO3" style:family="paragraph">
      <style:paragraph-properties style:writing-mode="lr-tb" fo:line-height="200%"/>
    </style:style>
    <style:style style:name="T53" style:parent-style-name="خطالفقرةالافتراضي" style:family="text">
      <style:text-properties fo:font-weight="bold" style:font-weight-asian="bold" style:font-weight-complex="bold" fo:font-size="9pt" style:font-size-asian="9pt" style:font-size-complex="9pt" fo:language="en" fo:country="GB"/>
    </style:style>
    <style:style style:name="T54" style:parent-style-name="خطالفقرةالافتراضي" style:family="text">
      <style:text-properties fo:font-size="9pt" style:font-size-asian="9pt" style:font-size-complex="9pt" fo:language="en" fo:country="GB"/>
    </style:style>
    <style:style style:name="P55" style:parent-style-name="عادي" style:family="paragraph">
      <style:paragraph-properties fo:text-align="end"/>
      <style:text-properties fo:font-size="8pt" style:font-size-asian="8pt" style:font-size-complex="8pt" fo:language="en" fo:country="GB"/>
    </style:style>
    <style:style style:name="P56" style:parent-style-name="عادي" style:family="paragraph">
      <style:text-properties fo:font-size="8pt" style:font-size-asian="8pt" style:font-size-complex="8pt"/>
    </style:style>
    <style:style style:name="P57" style:parent-style-name="عادي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><text:span text:style-name="T2">Name</text:span><text:span text:style-name="T3">:<text:s/></text:span><text:span text:style-name="T4">Ahmad Muhammed Barkoot</text:span></text:p>
      <text:p text:style-name="P5"><text:span text:style-name="T6">Address</text:span><text:span text:style-name="T7">: Al Manar – Exit14 – Riyadh</text:span></text:p>
      <text:p text:style-name="P8"><text:span text:style-name="T9">E-mail</text:span><text:span text:style-name="T10">:</text:span><text:span text:style-name="T11"><text:s/></text:span><text:a xlink:href="mailto:barkootahmad@gmail.com" office:target-frame-name="_top" xlink:show="replace"><text:span text:style-name="T12">barkootahmad@gmail.com</text:span></text:a><text:span text:style-name="T13"><text:s/>|<text:s/></text:span><text:span text:style-name="T14">Phone</text:span><text:span text:style-name="T15">:</text:span><text:span text:style-name="T16"><text:s/>0546292626</text:span></text:p>
      <text:list text:style-name="LFO3" text:continue-numbering="true">
        <text:list-item>
          <text:p text:style-name="P17"><text:span text:style-name="T18">Objective<text:s/></text:span><text:span text:style-name="T19">:</text:span><text:span text:style-name="T20"><text:s/></text:span></text:p>
        </text:list-item>
      </text:list>
      <text:p text:style-name="P21"><text:s text:c="11"/>An ambitious , hard worker , seeking<text:s/>for<text:s/>a challenging position<text:s/>,<text:s/></text:p>
      <text:p text:style-name="P22"><text:s text:c="20"/>A position where I could utilize my talent and skills and achieving the entity's growth objective .</text:p>
      <text:p text:style-name="P23"/>
      <text:list text:style-name="LFO3" text:continue-numbering="true">
        <text:list-item>
          <text:p text:style-name="P24"><text:span text:style-name="T25">Education</text:span><text:span text:style-name="T26"><text:s/>:</text:span></text:p>
        </text:list-item>
      </text:list>
      <text:p text:style-name="P27"><text:s text:c="20"/>Bachelor degree in computer since - King Khalid University - May 2018 .</text:p>
      <text:p text:style-name="P28"/>
      <text:list text:style-name="LFO3" text:continue-numbering="true">
        <text:list-item>
          <text:p text:style-name="P29"><text:span text:style-name="T30">Work Experience</text:span><text:span text:style-name="T31"><text:s/>:</text:span></text:p>
        </text:list-item>
      </text:list>
      <text:list text:style-name="LFO1" text:continue-numbering="true">
        <text:list-item>
          <text:p text:style-name="P32">Aldar Factory |2016- Feb 2020| a national restaurant <text:s/>part-time as Cashier , delivering orders. With commitment,<text:s/><text:s text:c="26"/>I was<text:s/>promoted to a supervisor of a branch and then a regional manager in the company , Then I appointed the assistant general manager and with diligence and perseverance, I was appointed as the CEO of the facility [<text:s/>i<text:s/>contributed to development of production mechanism – reduce the cost and increase income – I transformed the company business into machines rather than manual labor ].</text:p>
        </text:list-item>
        <text:list-item>
          <text:p text:style-name="P33"><text:span text:style-name="T34">I make my own business such</text:span><text:span text:style-name="T35"><text:s/>:</text:span><text:span text:style-name="T36"><text:s/>1- open online store for mobile spare part and accessory</text:span><text:span text:style-name="T37"><text:s/></text:span><text:span text:style-name="T38">2- Designed and built hydroponic systems and sold many systems</text:span><text:span text:style-name="T39"><text:s/>for over 2 years<text:s/></text:span><text:span text:style-name="T40">……</text:span></text:p>
        </text:list-item>
      </text:list>
      <text:p text:style-name="P41"/>
      <text:list text:style-name="LFO3" text:continue-numbering="true">
        <text:list-item>
          <text:p text:style-name="P42"><text:span text:style-name="T43">Skills</text:span><text:span text:style-name="T44"><text:s/>:</text:span></text:p>
        </text:list-item>
      </text:list>
      <text:list text:style-name="LFO1" text:continue-numbering="true">
        <text:list-item>
          <text:p text:style-name="P45">Fast learning and adaptation to work environment .</text:p>
        </text:list-item>
        <text:list-item>
          <text:p text:style-name="P46">Programming introduction .</text:p>
        </text:list-item>
        <text:list-item>
          <text:p text:style-name="P47">advanced in English <text:s/>.</text:p>
        </text:list-item>
        <text:list-item>
          <text:p text:style-name="P48">Time management and utilization .</text:p>
        </text:list-item>
        <text:list-item>
          <text:p text:style-name="P49">Effective communication and flexibility .</text:p>
        </text:list-item>
        <text:list-item>
          <text:p text:style-name="P50">Microsoft office<text:s/>.</text:p>
        </text:list-item>
      </text:list>
      <text:p text:style-name="P51"/>
      <text:list text:style-name="LFO3" text:continue-numbering="true">
        <text:list-item>
          <text:p text:style-name="P52"><text:span text:style-name="T53">Personal information :<text:s/></text:span><text:span text:style-name="T54">Year of birth : 1993 | Nationality : Saudi .</text:span></text:p>
        </text:list-item>
      </text:list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عادي" style:display-name="عادي" style:family="paragraph">
      <style:paragraph-properties style:writing-mode="rl-tb"/>
      <style:text-properties fo:hyphenate="false"/>
    </style:style>
    <style:style style:name="خطالفقرةالافتراضي" style:display-name="خط الفقرة الافتراضي" style:family="text"/>
    <style:style style:name="Hyperlink" style:display-name="Hyperlink" style:family="text" style:parent-style-name="خطالفقرةالافتراضي">
      <style:text-properties fo:color="#0563C1" style:text-underline-type="single" style:text-underline-style="solid" style:text-underline-width="auto" style:text-underline-mode="continuous"/>
    </style:style>
    <style:style style:name="سردالفقرات" style:display-name="سرد الفقرات" style:family="paragraph" style:parent-style-name="عادي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ad barkoot</meta:initial-creator>
    <dc:creator>ahmad barkoot</dc:creator>
    <meta:creation-date>2020-07-07T16:46:00Z</meta:creation-date>
    <dc:date>2020-07-09T14:17:00Z</dc:date>
    <meta:print-date>2020-07-07T17:26:00Z</meta:print-date>
    <meta:template xlink:href="Normal" xlink:type="simple"/>
    <meta:editing-cycles>1</meta:editing-cycles>
    <meta:editing-duration>PT0S</meta:editing-duration>
    <meta:document-statistic meta:page-count="2" meta:paragraph-count="2" meta:word-count="219" meta:character-count="1469" meta:row-count="10" meta:non-whitespace-character-count="1252"/>
  </office:meta>
</office:document-meta>
</file>